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fo:color="#43c330" style:font-name="Khmer OS" fo:font-weight="bold" officeooo:rsid="0016a8fd" officeooo:paragraph-rsid="0016a8fd" style:font-weight-asian="bold" style:font-name-complex="Khmer OS" style:font-weight-complex="bold"/>
    </style:style>
    <style:style style:name="P2" style:family="paragraph" style:parent-style-name="Preformatted_20_Text">
      <style:text-properties fo:color="#000000" style:font-name="Khmer OS" fo:font-weight="normal" officeooo:rsid="0016a8fd" officeooo:paragraph-rsid="0016a8fd" style:font-weight-asian="normal" style:font-name-complex="Khmer OS" style:font-weight-complex="normal"/>
    </style:style>
    <style:style style:name="P3" style:family="paragraph" style:parent-style-name="Preformatted_20_Text">
      <style:text-properties fo:color="#000000" style:font-name="Khmer OS" fo:font-weight="normal" officeooo:rsid="001874cb" officeooo:paragraph-rsid="001874cb" style:font-weight-asian="normal" style:font-name-complex="Khmer OS" style:font-weight-complex="normal"/>
    </style:style>
    <style:style style:name="P4" style:family="paragraph" style:parent-style-name="Preformatted_20_Text">
      <style:text-properties fo:color="#000000" style:font-name="Khmer OS" fo:font-weight="normal" officeooo:rsid="0019446c" officeooo:paragraph-rsid="0019446c" style:font-weight-asian="normal" style:font-name-complex="Khmer OS" style:font-weight-complex="normal"/>
    </style:style>
    <style:style style:name="P5" style:family="paragraph" style:parent-style-name="Preformatted_20_Text">
      <style:text-properties fo:color="#000000" style:font-name="Khmer OS" fo:font-weight="normal" officeooo:rsid="001a7787" officeooo:paragraph-rsid="001a7787" style:font-weight-asian="normal" style:font-name-complex="Khmer OS" style:font-weight-complex="normal"/>
    </style:style>
    <style:style style:name="P6" style:family="paragraph" style:parent-style-name="Preformatted_20_Text">
      <style:text-properties fo:color="#000000" style:font-name="Khmer OS" style:text-underline-style="solid" style:text-underline-width="auto" style:text-underline-color="font-color" fo:font-weight="bold" officeooo:rsid="0019446c" officeooo:paragraph-rsid="0019446c" style:font-weight-asian="bold" style:font-name-complex="Khmer OS" style:font-weight-complex="bold"/>
    </style:style>
    <style:style style:name="P7" style:family="paragraph" style:parent-style-name="Preformatted_20_Text">
      <style:text-properties fo:color="#000000" style:font-name="Khmer OS" style:text-underline-style="solid" style:text-underline-width="auto" style:text-underline-color="font-color" fo:font-weight="bold" officeooo:rsid="001b8bac" officeooo:paragraph-rsid="001b8bac" style:font-weight-asian="bold" style:font-name-complex="Khmer OS" style:font-weight-complex="bold"/>
    </style:style>
    <style:style style:name="P8" style:family="paragraph" style:parent-style-name="Preformatted_20_Text">
      <style:text-properties fo:color="#000000" style:font-name="Khmer OS" style:text-underline-style="none" fo:font-weight="normal" officeooo:rsid="001b8bac" officeooo:paragraph-rsid="001b8bac" style:font-weight-asian="normal" style:font-name-complex="Khmer OS" style:font-weight-complex="normal"/>
    </style:style>
    <style:style style:name="P9" style:family="paragraph" style:parent-style-name="Preformatted_20_Text">
      <style:text-properties fo:color="#000000" style:font-name="Khmer OS" fo:font-size="14pt" style:text-underline-style="solid" style:text-underline-width="auto" style:text-underline-color="font-color" fo:font-weight="bold" officeooo:rsid="001b8bac" officeooo:paragraph-rsid="001b8bac" style:font-size-asian="10pt" style:font-weight-asian="bold" style:font-name-complex="Khmer OS" style:font-size-complex="10pt" style:font-weight-complex="bold"/>
    </style:style>
    <style:style style:name="P10" style:family="paragraph" style:parent-style-name="Preformatted_20_Text">
      <style:text-properties style:font-name="Khmer OS" officeooo:rsid="00100bb8" officeooo:paragraph-rsid="00100bb8" style:font-name-complex="Khmer OS"/>
    </style:style>
    <style:style style:name="P11" style:family="paragraph" style:parent-style-name="Preformatted_20_Text">
      <style:text-properties style:font-name="Khmer OS" officeooo:rsid="00100bb8" officeooo:paragraph-rsid="00109690" style:font-name-complex="Khmer OS"/>
    </style:style>
    <style:style style:name="P12" style:family="paragraph" style:parent-style-name="Preformatted_20_Text">
      <style:text-properties style:font-name="Khmer OS" officeooo:rsid="00137d85" officeooo:paragraph-rsid="00137d85" style:font-name-complex="Khmer OS"/>
    </style:style>
    <style:style style:name="P13" style:family="paragraph" style:parent-style-name="Preformatted_20_Text">
      <style:text-properties style:font-name="Khmer OS" officeooo:rsid="00137d85" officeooo:paragraph-rsid="00156555" style:font-name-complex="Khmer OS"/>
    </style:style>
    <style:style style:name="P14" style:family="paragraph" style:parent-style-name="Preformatted_20_Text">
      <style:text-properties style:font-name="Khmer OS" officeooo:rsid="00137d85" officeooo:paragraph-rsid="0015735a" style:font-name-complex="Khmer OS"/>
    </style:style>
    <style:style style:name="P15" style:family="paragraph" style:parent-style-name="Preformatted_20_Text">
      <style:text-properties style:font-name="Khmer OS" officeooo:rsid="00109690" officeooo:paragraph-rsid="00109690" style:font-name-complex="Khmer OS"/>
    </style:style>
    <style:style style:name="T1" style:family="text">
      <style:text-properties officeooo:rsid="00109690"/>
    </style:style>
    <style:style style:name="T2" style:family="text">
      <style:text-properties fo:color="#18a303"/>
    </style:style>
    <style:style style:name="T3" style:family="text">
      <style:text-properties fo:color="#18a303" officeooo:rsid="00109690"/>
    </style:style>
    <style:style style:name="T4" style:family="text">
      <style:text-properties fo:color="#18a303" officeooo:rsid="001290cf"/>
    </style:style>
    <style:style style:name="T5" style:family="text">
      <style:text-properties fo:color="#18a303" officeooo:rsid="0015735a"/>
    </style:style>
    <style:style style:name="T6" style:family="text">
      <style:text-properties officeooo:rsid="00100bb8"/>
    </style:style>
    <style:style style:name="T7" style:family="text">
      <style:text-properties officeooo:rsid="001a7787"/>
    </style:style>
    <style:style style:name="T8" style:family="text">
      <style:text-properties officeooo:rsid="001a92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e 16/Jan/2021</text:p>
      <text:p text:style-name="P10"/>
      <text:p text:style-name="P11">2.1 Constaint</text:p>
      <text:p text:style-name="P11"/>
      <text:p text:style-name="P12">Constraint is use to strict data input correctly and properly</text:p>
      <text:p text:style-name="P12"/>
      <text:p text:style-name="P12">+ Constraint have 5 Type:</text:p>
      <text:p text:style-name="P12">- NULL/NOT NULL</text:p>
      <text:p text:style-name="P12">- PRIMARY KEY </text:p>
      <text:p text:style-name="P13">- FOREIGN KEY<text:span text:style-name="T3"> is a key to connect</text:span><text:span text:style-name="T4">(ភ្ជាប់ទំនាក់ទំនង)</text:span><text:span text:style-name="T3"> with Primary Key.</text:span></text:p>
      <text:p text:style-name="P14">- UNIQUE <text:span text:style-name="T5">is similar </text:span><text:span text:style-name="T2">PRIMARY KEY </text:span><text:span text:style-name="T5">but can empty, changeable, but not duplicate.</text:span></text:p>
      <text:p text:style-name="P12">- CHECK<text:span text:style-name="T6"><text:line-break/></text:span></text:p>
      <text:p text:style-name="P15">[col_constaint] = NULL, NOT NULL, UNIQUE</text:p>
      <text:p text:style-name="P11"><text:line-break/><text:span text:style-name="T1">[table_constaint1] </text:span></text:p>
      <text:p text:style-name="P11">-----------------------------------------------------------------</text:p>
      <text:p text:style-name="P11"/>
      <text:p text:style-name="P1">Date: <text:s/>21/Jan/2021</text:p>
      <text:p text:style-name="P1"/>
      <text:p text:style-name="P2">Table គឺជា database structure</text:p>
      <text:p text:style-name="P2"/>
      <text:p text:style-name="P3">Decimal(9, 2) : 9digitពីមុខក្បៀស, 2digitពីក្រោយក្បៀស = 000000000,00</text:p>
      <text:p text:style-name="P3"/>
      <text:p text:style-name="P6">2.3 CONSTRAINTS</text:p>
      <text:p text:style-name="P4">- Check ប្រើសំរាប់កំណត់លក្ខខ័ណ្ណនៅពេលបញ្ចូលតម្លៃ. <text:span text:style-name="T7">similar If but not use if inside db system</text:span></text:p>
      <text:p text:style-name="P5">- CONSTRAINT មិនអាចសរសេរតគ្នាជាមួយ Field ទេត្រូវតេចុះបន្ទាត់ហើយលើកលែងតែ Primary Key ទើបអាចសរសេរតបាន</text:p>
      <text:p text:style-name="P5"/>
      <text:p text:style-name="P5">CREATE Table Toys(</text:p>
      <text:p text:style-name="P5"><text:tab/>ToyID INTEGER CONSTRAINT ToyPK PRIMARY KEY,</text:p>
      <text:p text:style-name="P5"><text:tab/>ToyName CHAR(30) <text:span text:style-name="T8">NOT NULL,</text:span></text:p>
      <text:p text:style-name="P5"><text:tab/><text:span text:style-name="T8">Price MONEY NOT NULL,</text:span></text:p>
      <text:p text:style-name="P5"><text:soft-page-break/><text:tab/><text:span text:style-name="T8">Description CHAR(40) NULL</text:span></text:p>
      <text:p text:style-name="P5"><text:tab/><text:span text:style-name="T8">CONSTRAINT ch_price CHECK( price&gt;0 and price &lt;=0 )</text:span></text:p>
      <text:p text:style-name="P5">)</text:p>
      <text:p text:style-name="P5"/>
      <text:p text:style-name="P9">2.4 CREATE INDEX</text:p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09:44:22.398199428</dc:date>
    <meta:editing-duration>PT35M10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148" meta:character-count="890" meta:non-whitespace-character-count="780"/>
  </office:meta>
</office:document-meta>
</file>